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rsid="00141b75" officeooo:paragraph-rsid="00141b75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line-height="100%"/>
      <style:text-properties fo:color="#954f72" fo:language="en" fo:country="US" style:text-underline-style="solid" style:text-underline-width="auto" style:text-underline-color="font-color" officeooo:rsid="00141b75" officeooo:paragraph-rsid="00141b75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fo:language="fr" fo:country="CH"/>
    </style:style>
    <style:style style:name="P7" style:family="paragraph" style:parent-style-name="List_20_Paragraph" style:list-style-name="WWNum1">
      <style:text-properties fo:language="en" fo:country="US"/>
    </style:style>
    <style:style style:name="P8" style:family="paragraph" style:parent-style-name="Heading_20_1" style:master-page-name="Standard">
      <style:paragraph-properties style:page-number="auto"/>
      <style:text-properties fo:language="en" fo:country="US"/>
    </style:style>
    <style:style style:name="P9" style:family="paragraph" style:parent-style-name="Heading_20_1">
      <style:text-properties fo:language="en" fo:country="US"/>
    </style:style>
    <style:style style:name="P10" style:family="paragraph" style:parent-style-name="Heading_20_1">
      <style:text-properties fo:language="fr" fo:country="CH"/>
    </style:style>
    <style:style style:name="T1" style:family="text">
      <style:text-properties fo:language="en" fo:country="US"/>
    </style:style>
    <style:style style:name="T2" style:family="text">
      <style:text-properties fo:color="#954f72" fo:language="en" fo:country="US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hesis Title:</text:h>
      <text:p text:style-name="P3">Morphology Optimization of a Tilt-Rotor MAV</text:p>
      <text:h text:style-name="P9" text:outline-level="1">Short Abstract:</text:h>
      <text:p text:style-name="P3">In omnidirectional platforms with changing propeller axes, the selection of morphology is not a straightforward problem. Various factors influence the desired morphology, such as flight efficiency, omnidirectionality, and control authority. The aim of this project is to design an optimization problem for a tilt-rotor MAV to include these factors, and obtain several optimal solutions given the criteria. Verification of the proposed platform will then be completed in simulation. A real prototype of the system will then be designed and implemented, and test flights performed to validate the design, and evaluate the optimization scheme.</text:p>
      <text:h text:style-name="P10" text:outline-level="1">Work packages:</text:h>
      <text:list xml:id="list8015584492425828245" text:style-name="WWNum1">
        <text:list-item>
          <text:p text:style-name="P6">Literature review</text:p>
        </text:list-item>
        <text:list-item>
          <text:p text:style-name="P7">Define morphology optimization problem and obtain solutions</text:p>
        </text:list-item>
        <text:list-item>
          <text:p text:style-name="P7">Verify solution in simulation (neglects airflow interaction)</text:p>
        </text:list-item>
        <text:list-item>
          <text:p text:style-name="P7">Design and build system prototype to validate complete system</text:p>
        </text:list-item>
        <text:list-item>
          <text:p text:style-name="P5"><text:span text:style-name="T1">Evaluate optimization scheme</text:span><text:bookmark text:name="_GoBack"/><text:span text:style-name="T1"> based on results</text:span></text:p>
        </text:list-item>
      </text:list>
      <text:h text:style-name="P9" text:outline-level="1">Some reference literature:</text:h>
      <text:p text:style-name="P1"><text:a xlink:type="simple" xlink:href="https://www.ethz.ch/content/dam/ethz/special-interest/mavt/dynamic-systems-n-control/idsc-dam/People/bdario/brescianini_dandrea_omnidirectional_aerial_vehicle.pdf" text:style-name="Internet_20_link" text:visited-style-name="Visited_20_Internet_20_Link"><text:span text:style-name="T2">https://www.ethz.ch/content/dam/ethz/special-interest/mavt/dynamic-systems-n-control/idsc-dam/People/bdario/brescianini_dandrea_omnidirectional_aerial_vehicle.pdf</text:span></text:a></text:p>
      <text:p text:style-name="P1"><text:a xlink:type="simple" xlink:href="https://arxiv.org/pdf/1801.04581" text:style-name="Internet_20_link" text:visited-style-name="Visited_20_Internet_20_Link"><text:span text:style-name="T2">https://arxiv.org/pdf/1801.04581</text:span></text:a></text:p>
      <text:p text:style-name="P1"><text:a xlink:type="simple" xlink:href="http://homepages.laas.fr/afranchi/robotics/sites/default/files/2018e-TogFra-preprint.pdf" text:style-name="Internet_20_link" text:visited-style-name="Visited_20_Internet_20_Link"><text:span text:style-name="T2">http://homepages.laas.fr/afranchi/robotics/sites/default/files/2018e-TogFra-preprint.pdf</text:span></text:a></text:p>
      <text:p text:style-name="P1"><text:soft-page-break/><text:a xlink:type="simple" xlink:href="https://hal.archives-ouvertes.fr/hal-01134829/file/ICRA15_1795_FI.pdf" text:style-name="Internet_20_link" text:visited-style-name="Visited_20_Internet_20_Link"><text:span text:style-name="T2">https://hal.archives-ouvertes.fr/hal-01134829/file/ICRA15_1795_FI.pdf</text:span></text:a></text:p>
      <text:p text:style-name="P1"><text:a xlink:type="simple" xlink:href="https://arxiv.org/pdf/1709.05398.pdf" text:style-name="Internet_20_link" text:visited-style-name="Visited_20_Internet_20_Link"><text:span text:style-name="T2">https://arxiv.org/pdf/1709.05398.pdf</text:span></text:a></text:p>
      <text:p text:style-name="P1"><text:a xlink:type="simple" xlink:href="http://ieeexplore.ieee.org/abstract/document/7759254/" text:style-name="Internet_20_link" text:visited-style-name="Visited_20_Internet_20_Link"><text:span text:style-name="T2">http://ieeexplore.ieee.org/abstract/document/7759254/</text:span></text:a></text:p>
      <text:p text:style-name="P2"><text:a xlink:type="simple" xlink:href="http://ieeexplore.ieee.org/abstract/document/6907516/" text:style-name="Internet_20_link" text:visited-style-name="Visited_20_Internet_20_Link"><text:span text:style-name="T2">http://ieeexplore.ieee.org/abstract/document/6907516/</text:span></text:a></text:p>
      <text:p text:style-name="P4">http://ieeexplore.ieee.org/abstract/document/6225129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0835in" loext:contextual-spacing="false" fo:line-height="150%" fo:text-align="justify" style:justify-single-word="false" fo:orphans="2" fo:widows="2" style:writing-mode="lr-tb"/>
      <style:text-properties style:font-name="Helvetica" fo:font-family="Helvetic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1665in" loext:contextual-spacing="false" fo:keep-together="always" fo:keep-with-next="always"/>
      <style:text-properties fo:font-size="18pt" style:font-name-asian="ＭＳ ゴシック" style:font-family-asian="'ＭＳ ゴシック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0835in" loext:contextual-spacing="true" fo:text-indent="0in" style:auto-text-indent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re_20_1_20_Car" style:display-name="Titre 1 Car" style:family="text" style:parent-style-name="Default_20_Paragraph_20_Font">
      <style:text-properties style:font-name="Helvetica" fo:font-family="Helvetica" style:font-family-generic="roman" style:font-pitch="variable" fo:font-size="18pt" style:font-name-asian="ＭＳ ゴシック" style:font-family-asian="'ＭＳ ゴシック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eille Rinsoz</meta:initial-creator>
    <meta:editing-cycles>6</meta:editing-cycles>
    <meta:creation-date>2018-02-21T14:59:00</meta:creation-date>
    <dc:date>2018-03-07T16:35:22.556755321</dc:date>
    <meta:editing-duration>PT2H17M18S</meta:editing-duration>
    <meta:generator>LibreOffice/5.1.6.2$Linux_X86_64 LibreOffice_project/10m0$Build-2</meta:generator>
    <meta:document-statistic meta:table-count="0" meta:image-count="0" meta:object-count="0" meta:page-count="2" meta:paragraph-count="19" meta:word-count="152" meta:character-count="1544" meta:non-whitespace-character-count="1416"/>
    <meta:user-defined meta:name="AppVersion">14.0000</meta:user-defined>
    <meta:user-defined meta:name="Company">Un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